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012cm" style:rel-column-width="2581*"/>
    </style:style>
    <style:style style:name="Таблица1.B" style:family="table-column">
      <style:table-column-properties style:column-width="2.281cm" style:rel-column-width="5815*"/>
    </style:style>
    <style:style style:name="Таблица1.C" style:family="table-column">
      <style:table-column-properties style:column-width="17.45cm" style:rel-column-width="44498*"/>
    </style:style>
    <style:style style:name="Таблица1.D" style:family="table-column">
      <style:table-column-properties style:column-width="4.957cm" style:rel-column-width="126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Heading">
      <style:text-properties fo:language="ru" fo:country="RU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language="ru" fo:country="RU" officeooo:paragraph-rsid="000c62ce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11" style:family="paragraph" style:parent-style-name="Table_20_Contents">
      <style:text-properties fo:language="en" fo:country="US" officeooo:paragraph-rsid="000c62ce"/>
    </style:style>
    <style:style style:name="P12" style:family="paragraph" style:parent-style-name="Table_20_Contents">
      <style:text-properties fo:language="en" fo:country="US" officeooo:paragraph-rsid="000d5e94"/>
    </style:style>
    <style:style style:name="P13" style:family="paragraph" style:parent-style-name="Table_20_Contents">
      <style:text-properties fo:font-size="8pt" fo:language="ru" fo:country="RU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0c62ce" officeooo:paragraph-rsid="000c62ce"/>
    </style:style>
    <style:style style:name="P15" style:family="paragraph" style:parent-style-name="Table_20_Contents">
      <style:text-properties fo:language="ru" fo:country="RU" officeooo:rsid="000c62ce" officeooo:paragraph-rsid="000c62ce"/>
    </style:style>
    <style:style style:name="P16" style:family="paragraph" style:parent-style-name="Table_20_Contents">
      <style:text-properties fo:language="ru" fo:country="RU" officeooo:rsid="000d60f8" officeooo:paragraph-rsid="000d60f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62ce"/>
    </style:style>
    <style:style style:name="T3" style:family="text">
      <style:text-properties fo:language="ru" fo:country="RU" officeooo:rsid="000d5903"/>
    </style:style>
    <style:style style:name="T4" style:family="text">
      <style:text-properties fo:language="ru" fo:country="RU" officeooo:rsid="000d5e94"/>
    </style:style>
    <style:style style:name="T5" style:family="text">
      <style:text-properties fo:language="ru" fo:country="RU" officeooo:rsid="000d60f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c62ce"/>
    </style:style>
    <style:style style:name="T8" style:family="text">
      <style:text-properties fo:language="en" fo:country="US" officeooo:rsid="000ea228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0c62ce"/>
    </style:style>
    <style:style style:name="T11" style:family="text">
      <style:text-properties officeooo:rsid="000ea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чебный план на 09.2013 — 05.2014</text:h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2">Срок сдачи</text:p>
            </table:table-cell>
            <table:table-cell table:style-name="Таблица1.A1" office:value-type="string">
              <text:p text:style-name="P2">Объем работ</text:p>
            </table:table-cell>
            <table:table-cell table:style-name="Таблица1.D1" office:value-type="string">
              <text:p text:style-name="P2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11.09.13</text:p>
          </table:table-cell>
          <table:table-cell table:style-name="Таблица1.A2" office:value-type="string">
            <text:p text:style-name="P5">Начало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4">16.09.13</text:p>
          </table:table-cell>
          <table:table-cell table:style-name="Таблица1.A2" office:value-type="string">
            <text:p text:style-name="P5">1) Разработанная структурная схема ПО</text:p>
            <text:p text:style-name="P5">2) темы статей по теме магистрантской работы</text:p>
          </table:table-cell>
          <table:table-cell table:style-name="Таблица1.D2" office:value-type="string">
            <text:p text:style-name="P13">Например: «Автоматизация проектирования систем для нефтедобывающей промышленности»</text:p>
          </table:table-cell>
        </table:table-row>
        <table:table-row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4">17.09.13</text:p>
          </table:table-cell>
          <table:table-cell table:style-name="Таблица1.A2" office:value-type="string">
            <text:p text:style-name="P5">Начало кодирования <text:span text:style-name="T6">GitHub.com</text:span></text:p>
          </table:table-cell>
          <table:table-cell table:style-name="Таблица1.D2" office:value-type="string">
            <text:p text:style-name="P5">Структура проекта </text:p>
            <text:p text:style-name="P5">/Корень проекта./</text:p>
            <text:p text:style-name="P5">./<text:span text:style-name="T6">math/*</text:span></text:p>
            <text:p text:style-name="P8">./qt/*</text:p>
            <text:p text:style-name="P8">./tests/*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6">23.09.13</text:p>
          </table:table-cell>
          <table:table-cell table:style-name="Таблица1.A2" office:value-type="string">
            <text:p text:style-name="P5">Классы проектирования. Итерация №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5</text:p>
          </table:table-cell>
          <table:table-cell table:style-name="Таблица1.A2" office:value-type="string">
            <text:p text:style-name="P14">15.11.13</text:p>
          </table:table-cell>
          <table:table-cell table:style-name="Таблица1.A2" office:value-type="string">
            <text:p text:style-name="P15">Разработка ТЗ на систему в объеме</text:p>
            <text:p text:style-name="P15">1. Цель создания</text:p>
            <text:p text:style-name="P15">2. Перечень функций</text:p>
            <text:p text:style-name="P7"><text:span text:style-name="T10">- </text:span><text:span text:style-name="T7">OPC </text:span><text:span text:style-name="T10">сервер:</text:span><text:span text:style-name="T7"> </text:span><text:span text:style-name="T10">получаемая/отправляемая информация;</text:span></text:p>
            <text:p text:style-name="P15">- БД: получаемая/отправляемая информация;</text:p>
            <text:p text:style-name="P15">- оператор :получаемая/отправляемая информация.</text:p>
            <text:p text:style-name="P11"><text:span text:style-name="T10">3. </text:span><text:span text:style-name="T3">Схема классов анализа</text:span></text:p>
            <text:p text:style-name="P11"><text:span text:style-name="T4">4.</text:span><text:span text:style-name="T3"> </text:span><text:span text:style-name="T4">Словесное б</text:span><text:span text:style-name="T3">олее подробное описание </text:span><text:span text:style-name="T4">для п.п.3</text:span><text:span text:style-name="T3"> каждого из п.п. 2.* в понятиях «предметной области»</text:span></text:p>
            <text:p text:style-name="P12"><text:span text:style-name="T4">4.</text:span><text:span text:style-name="T2"> </text:span><text:span text:style-name="T3">Схем</text:span><text:span text:style-name="T4">ы</text:span><text:span text:style-name="T3"> классов </text:span><text:span text:style-name="T4">проектирования </text:span><text:span text:style-name="T5">с описанием интерфейсных функций, обеспечивающих выполнение требований из п.п. 4</text:span></text:p>
            <text:p text:style-name="P16">5. Тесты</text:p>
            <text:p text:style-name="P16">а) тесты для кл. проектирования</text:p>
            <text:p text:style-name="P16">б) тесты для кл. анализа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6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7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4">8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9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10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M</text:p>
          </table:table-cell>
          <table:table-cell table:style-name="Таблица1.A2" office:value-type="string">
            <text:p text:style-name="P9">1.01.13</text:p>
          </table:table-cell>
          <table:table-cell table:style-name="Таблица1.A2" office:value-type="string">
            <text:p text:style-name="P5">Полный код проекта п.п.3</text:p>
          </table:table-cell>
          <table:table-cell table:style-name="Таблица1.D2" office:value-type="string">
            <text:p text:style-name="P5">В <text:span text:style-name="T6">GitHub.com </text:span><text:span text:style-name="T9">(для данейшего тестирования и внедрения в производство)</text:span>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N</text:p>
          </table:table-cell>
          <table:table-cell table:style-name="Таблица1.A2" office:value-type="string">
            <text:p text:style-name="P4">1.04.14</text:p>
          </table:table-cell>
          <table:table-cell table:style-name="Таблица1.A2" office:value-type="string">
            <text:p text:style-name="Table_20_Contents">- <text:span text:style-name="T1">подробная структурная схема ПО</text:span></text:p>
            <text:p text:style-name="P5">- диаграммы состояний для конечных автоматов</text:p>
            <text:p text:style-name="P5">- тесты ПО</text:p>
            <text:p text:style-name="P5">- характеристики ПО(скоростные, и т. п.)</text:p>
            <text:p text:style-name="P5">- 2 статьи по магистрантской работе</text:p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3S</meta:editing-duration>
    <meta:editing-cycles>34</meta:editing-cycles>
    <meta:generator>LibreOffice/4.0.1.2$Windows_x86 LibreOffice_project/84102822e3d61eb989ddd325abf1ac077904985</meta:generator>
    <dc:date>2013-10-31T14:32:42.70</dc:date>
    <meta:document-statistic meta:table-count="1" meta:image-count="0" meta:object-count="0" meta:page-count="2" meta:paragraph-count="54" meta:word-count="173" meta:character-count="1178" meta:non-whitespace-character-count="1057"/>
    <meta:user-defined meta:name="Info 1"/>
    <meta:user-defined meta:name="Info 2"/>
    <meta:user-defined meta:name="Info 3"/>
    <meta:user-defined meta:name="Info 4"/>
  </office:meta>
</office:document-meta>
</file>